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e1e08d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2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3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4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6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8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6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7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89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f9bdaa9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97a15a6" style:font-style-asian="italic" style:font-style-complex="italic"/>
    </style:style>
    <style:style style:name="T98" style:family="text">
      <style:text-properties fo:font-style="italic" officeooo:rsid="0b8ddee7" style:font-style-asian="italic" style:font-style-complex="italic"/>
    </style:style>
    <style:style style:name="T99" style:family="text">
      <style:text-properties fo:font-style="italic" officeooo:rsid="0716bceb" style:font-style-asian="italic" style:font-style-complex="italic"/>
    </style:style>
    <style:style style:name="T100" style:family="text">
      <style:text-properties fo:font-style="italic" officeooo:rsid="09204535" style:font-style-asian="italic" style:font-style-complex="italic"/>
    </style:style>
    <style:style style:name="T101" style:family="text">
      <style:text-properties fo:font-style="italic" officeooo:rsid="083c8ada" style:font-style-asian="italic" style:font-style-complex="italic"/>
    </style:style>
    <style:style style:name="T102" style:family="text">
      <style:text-properties fo:font-style="italic" officeooo:rsid="0ce6ed8d" style:font-style-asian="italic" style:font-style-complex="italic"/>
    </style:style>
    <style:style style:name="T103" style:family="text">
      <style:text-properties fo:font-style="italic" officeooo:rsid="08388490" style:font-style-asian="italic" style:font-style-complex="italic"/>
    </style:style>
    <style:style style:name="T104" style:family="text">
      <style:text-properties fo:font-style="italic" officeooo:rsid="0f9bdaa9" style:font-style-asian="italic" style:font-style-complex="italic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716bceb" style:font-style-asian="normal" style:font-style-complex="normal"/>
    </style:style>
    <style:style style:name="T107" style:family="text">
      <style:text-properties fo:font-style="normal" officeooo:rsid="0b3d8491" style:font-style-asian="normal" style:font-style-complex="normal"/>
    </style:style>
    <style:style style:name="T108" style:family="text">
      <style:text-properties fo:font-style="normal" officeooo:rsid="071c4ff5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officeooo:rsid="0c5924ef" style:font-style-asian="normal" style:font-style-complex="normal"/>
    </style:style>
    <style:style style:name="T165" style:family="text">
      <style:text-properties fo:font-style="normal" style:text-underline-style="none" officeooo:rsid="0f72ca9d" style:font-style-asian="normal" style:font-style-complex="normal"/>
    </style:style>
    <style:style style:name="T166" style:family="text">
      <style:text-properties fo:font-style="normal" style:text-underline-style="none" officeooo:rsid="0755d39c" style:font-style-asian="normal" style:font-style-complex="normal"/>
    </style:style>
    <style:style style:name="T167" style:family="text">
      <style:text-properties fo:font-style="normal" style:text-underline-style="none" officeooo:rsid="0f96564e" style:font-style-asian="normal" style:font-style-complex="normal"/>
    </style:style>
    <style:style style:name="T168" style:family="text">
      <style:text-properties fo:font-style="normal" style:text-underline-style="none" officeooo:rsid="0f97bc0f" style:font-style-asian="normal" style:font-style-complex="normal"/>
    </style:style>
    <style:style style:name="T169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0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1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72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73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weight="normal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07" style:family="text">
      <style:text-properties fo:font-size="9pt" style:font-size-asian="9pt" style:font-size-complex="9pt"/>
    </style:style>
    <style:style style:name="T208" style:family="text">
      <style:text-properties fo:font-size="9pt" officeooo:rsid="0716bceb" style:font-size-asian="9pt" style:font-size-complex="9pt"/>
    </style:style>
    <style:style style:name="T209" style:family="text">
      <style:text-properties fo:font-size="9pt" officeooo:rsid="071b3c17" style:font-size-asian="9pt" style:font-size-complex="9pt"/>
    </style:style>
    <style:style style:name="T210" style:family="text">
      <style:text-properties fo:font-size="9pt" officeooo:rsid="071c4ff5" style:font-size-asian="9pt" style:font-size-complex="9pt"/>
    </style:style>
    <style:style style:name="T211" style:family="text">
      <style:text-properties fo:font-size="9pt" officeooo:rsid="082e99d0" style:font-size-asian="9pt" style:font-size-complex="9pt"/>
    </style:style>
    <style:style style:name="T212" style:family="text">
      <style:text-properties fo:font-size="9pt" officeooo:rsid="0b49f672" style:font-size-asian="9pt" style:font-size-complex="9pt"/>
    </style:style>
    <style:style style:name="T213" style:family="text">
      <style:text-properties fo:font-size="9pt" officeooo:rsid="0b4a29b0" style:font-size-asian="9pt" style:font-size-complex="9pt"/>
    </style:style>
    <style:style style:name="T214" style:family="text">
      <style:text-properties fo:font-size="9pt" officeooo:rsid="0b4b9307" style:font-size-asian="9pt" style:font-size-complex="9pt"/>
    </style:style>
    <style:style style:name="T215" style:family="text">
      <style:text-properties fo:font-size="9pt" officeooo:rsid="0bc7b627" style:font-size-asian="9pt" style:font-size-complex="9pt"/>
    </style:style>
    <style:style style:name="T216" style:family="text">
      <style:text-properties fo:font-size="9pt" officeooo:rsid="0c204544" style:font-size-asian="9pt" style:font-size-complex="9pt"/>
    </style:style>
    <style:style style:name="T217" style:family="text">
      <style:text-properties fo:font-size="9pt" officeooo:rsid="0c2f6408" style:font-size-asian="9pt" style:font-size-complex="9pt"/>
    </style:style>
    <style:style style:name="T218" style:family="text">
      <style:text-properties fo:font-size="9pt" officeooo:rsid="0c8ed370" style:font-size-asian="9pt" style:font-size-complex="9pt"/>
    </style:style>
    <style:style style:name="T219" style:family="text">
      <style:text-properties fo:font-size="9pt" officeooo:rsid="0c922193" style:font-size-asian="9pt" style:font-size-complex="9pt"/>
    </style:style>
    <style:style style:name="T220" style:family="text">
      <style:text-properties fo:font-size="9pt" officeooo:rsid="0c96c4d2" style:font-size-asian="9pt" style:font-size-complex="9pt"/>
    </style:style>
    <style:style style:name="T221" style:family="text">
      <style:text-properties fo:font-size="9pt" officeooo:rsid="0d35e816" style:font-size-asian="9pt" style:font-size-complex="9pt"/>
    </style:style>
    <style:style style:name="T222" style:family="text">
      <style:text-properties fo:font-size="9pt" officeooo:rsid="0d7023ee" style:font-size-asian="9pt" style:font-size-complex="9pt"/>
    </style:style>
    <style:style style:name="T223" style:family="text">
      <style:text-properties fo:font-size="9pt" officeooo:rsid="0dcd2eca" style:font-size-asian="9pt" style:font-size-complex="9pt"/>
    </style:style>
    <style:style style:name="T224" style:family="text">
      <style:text-properties fo:font-size="9pt" officeooo:rsid="0dd22b58" style:font-size-asian="9pt" style:font-size-complex="9pt"/>
    </style:style>
    <style:style style:name="T225" style:family="text">
      <style:text-properties fo:font-size="9pt" officeooo:rsid="0ee933e9" style:font-size-asian="9pt" style:font-size-complex="9pt"/>
    </style:style>
    <style:style style:name="T226" style:family="text">
      <style:text-properties fo:font-size="9pt" officeooo:rsid="0eea3487" style:font-size-asian="9pt" style:font-size-complex="9pt"/>
    </style:style>
    <style:style style:name="T227" style:family="text">
      <style:text-properties fo:font-size="9pt" officeooo:rsid="0f219d1e" style:font-size-asian="9pt" style:font-size-complex="9pt"/>
    </style:style>
    <style:style style:name="T228" style:family="text">
      <style:text-properties fo:font-size="9pt" officeooo:rsid="0f248f3d" style:font-size-asian="9pt" style:font-size-complex="9pt"/>
    </style:style>
    <style:style style:name="T229" style:family="text">
      <style:text-properties fo:font-size="9pt" officeooo:rsid="0f263a52" style:font-size-asian="9pt" style:font-size-complex="9pt"/>
    </style:style>
    <style:style style:name="T230" style:family="text">
      <style:text-properties fo:font-size="9pt" officeooo:rsid="0f29bbc1" style:font-size-asian="9pt" style:font-size-complex="9pt"/>
    </style:style>
    <style:style style:name="T231" style:family="text">
      <style:text-properties fo:font-size="9pt" officeooo:rsid="0f2aba3c" style:font-size-asian="9pt" style:font-size-complex="9pt"/>
    </style:style>
    <style:style style:name="T232" style:family="text">
      <style:text-properties fo:font-size="9pt" officeooo:rsid="06f66ded" style:font-size-asian="9pt" style:font-size-complex="9pt"/>
    </style:style>
    <style:style style:name="T233" style:family="text">
      <style:text-properties fo:font-size="9pt" officeooo:rsid="0f60f761" style:font-size-asian="9pt" style:font-size-complex="9pt"/>
    </style:style>
    <style:style style:name="T23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style:font-size-asian="9pt" style:font-style-asian="normal" style:font-size-complex="9pt" style:font-style-complex="normal"/>
    </style:style>
    <style:style style:name="T338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39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0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1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42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43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44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45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53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5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77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weight="bold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8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3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5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96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397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398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399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0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1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02" style:family="text">
      <style:text-properties officeooo:rsid="0716bceb"/>
    </style:style>
    <style:style style:name="T403" style:family="text">
      <style:text-properties officeooo:rsid="08388490"/>
    </style:style>
    <style:style style:name="T404" style:family="text">
      <style:text-properties officeooo:rsid="09fc0454"/>
    </style:style>
    <style:style style:name="T405" style:family="text">
      <style:text-properties style:text-underline-style="none" fo:font-weight="normal" style:font-weight-asian="normal" style:font-weight-complex="normal"/>
    </style:style>
    <style:style style:name="T406" style:family="text">
      <style:text-properties style:text-underline-style="none" fo:font-weight="normal" officeooo:rsid="0b566c66" style:font-weight-asian="normal" style:font-weight-complex="normal"/>
    </style:style>
    <style:style style:name="T407" style:family="text">
      <style:text-properties style:text-underline-style="none" fo:font-weight="normal" officeooo:rsid="0b56a798" style:font-weight-asian="normal" style:font-weight-complex="normal"/>
    </style:style>
    <style:style style:name="T408" style:family="text">
      <style:text-properties style:text-underline-style="none" fo:font-weight="normal" officeooo:rsid="0b56ffad" style:font-weight-asian="normal" style:font-weight-complex="normal"/>
    </style:style>
    <style:style style:name="T409" style:family="text">
      <style:text-properties style:text-underline-style="none" fo:font-weight="normal" officeooo:rsid="0b5ae17c" style:font-weight-asian="normal" style:font-weight-complex="normal"/>
    </style:style>
    <style:style style:name="T410" style:family="text">
      <style:text-properties style:text-underline-style="none" fo:font-weight="normal" officeooo:rsid="0b5b43a8" style:font-weight-asian="normal" style:font-weight-complex="normal"/>
    </style:style>
    <style:style style:name="T411" style:family="text">
      <style:text-properties style:text-underline-style="none" fo:font-weight="normal" officeooo:rsid="0b5d4797" style:font-weight-asian="normal" style:font-weight-complex="normal"/>
    </style:style>
    <style:style style:name="T412" style:family="text">
      <style:text-properties style:text-underline-style="none" fo:font-weight="normal" officeooo:rsid="0b6073ba" style:font-weight-asian="normal" style:font-weight-complex="normal"/>
    </style:style>
    <style:style style:name="T413" style:family="text">
      <style:text-properties style:text-underline-style="none" fo:font-weight="normal" officeooo:rsid="0b61dc80" style:font-weight-asian="normal" style:font-weight-complex="normal"/>
    </style:style>
    <style:style style:name="T414" style:family="text">
      <style:text-properties style:text-underline-style="none" fo:font-weight="normal" officeooo:rsid="0b69438f" style:font-weight-asian="normal" style:font-weight-complex="normal"/>
    </style:style>
    <style:style style:name="T415" style:family="text">
      <style:text-properties style:text-underline-style="none" fo:font-weight="normal" officeooo:rsid="0b69ea75" style:font-weight-asian="normal" style:font-weight-complex="normal"/>
    </style:style>
    <style:style style:name="T416" style:family="text">
      <style:text-properties style:text-underline-style="none" fo:font-weight="normal" officeooo:rsid="0b6d0886" style:font-weight-asian="normal" style:font-weight-complex="normal"/>
    </style:style>
    <style:style style:name="T417" style:family="text">
      <style:text-properties style:text-underline-style="none" fo:font-weight="normal" officeooo:rsid="0b81b1cf" style:font-weight-asian="normal" style:font-weight-complex="normal"/>
    </style:style>
    <style:style style:name="T418" style:family="text">
      <style:text-properties style:text-underline-style="none" fo:font-weight="normal" officeooo:rsid="0b86463d" style:font-weight-asian="normal" style:font-weight-complex="normal"/>
    </style:style>
    <style:style style:name="T419" style:family="text">
      <style:text-properties style:text-underline-style="none" fo:font-weight="normal" officeooo:rsid="0b8ab976" style:font-weight-asian="normal" style:font-weight-complex="normal"/>
    </style:style>
    <style:style style:name="T420" style:family="text">
      <style:text-properties style:text-underline-style="none" fo:font-weight="normal" officeooo:rsid="0b8c78ef" style:font-weight-asian="normal" style:font-weight-complex="normal"/>
    </style:style>
    <style:style style:name="T421" style:family="text">
      <style:text-properties style:text-underline-style="none" fo:font-weight="normal" officeooo:rsid="0c5924ef" style:font-weight-asian="normal" style:font-weight-complex="normal"/>
    </style:style>
    <style:style style:name="T422" style:family="text">
      <style:text-properties style:text-underline-style="none" fo:font-weight="normal" officeooo:rsid="0c65a08e" style:font-weight-asian="normal" style:font-weight-complex="normal"/>
    </style:style>
    <style:style style:name="T423" style:family="text">
      <style:text-properties style:text-underline-style="none" fo:font-weight="normal" officeooo:rsid="0c67322e" style:font-weight-asian="normal" style:font-weight-complex="normal"/>
    </style:style>
    <style:style style:name="T424" style:family="text">
      <style:text-properties style:text-underline-style="none" fo:font-weight="normal" officeooo:rsid="0da53b82" style:font-weight-asian="normal" style:font-weight-complex="normal"/>
    </style:style>
    <style:style style:name="T425" style:family="text">
      <style:text-properties style:text-underline-style="none" fo:font-weight="normal" officeooo:rsid="0da86884" style:font-weight-asian="normal" style:font-weight-complex="normal"/>
    </style:style>
    <style:style style:name="T426" style:family="text">
      <style:text-properties style:text-underline-style="none" fo:font-weight="normal" officeooo:rsid="0daa2847" style:font-weight-asian="normal" style:font-weight-complex="normal"/>
    </style:style>
    <style:style style:name="T427" style:family="text">
      <style:text-properties style:text-underline-style="none" fo:font-weight="normal" officeooo:rsid="0daa4576" style:font-weight-asian="normal" style:font-weight-complex="normal"/>
    </style:style>
    <style:style style:name="T428" style:family="text">
      <style:text-properties style:text-underline-style="none" fo:font-weight="normal" officeooo:rsid="0dad4e6d" style:font-weight-asian="normal" style:font-weight-complex="normal"/>
    </style:style>
    <style:style style:name="T429" style:family="text">
      <style:text-properties style:text-underline-style="none" fo:font-weight="normal" officeooo:rsid="0daf2072" style:font-weight-asian="normal" style:font-weight-complex="normal"/>
    </style:style>
    <style:style style:name="T430" style:family="text">
      <style:text-properties style:text-underline-style="none" fo:font-weight="normal" officeooo:rsid="0db0f4c8" style:font-weight-asian="normal" style:font-weight-complex="normal"/>
    </style:style>
    <style:style style:name="T431" style:family="text">
      <style:text-properties style:text-underline-style="none" fo:font-weight="normal" officeooo:rsid="0db17989" style:font-weight-asian="normal" style:font-weight-complex="normal"/>
    </style:style>
    <style:style style:name="T432" style:family="text">
      <style:text-properties style:text-underline-style="none" fo:font-weight="normal" officeooo:rsid="0db3b9db" style:font-weight-asian="normal" style:font-weight-complex="normal"/>
    </style:style>
    <style:style style:name="T433" style:family="text">
      <style:text-properties style:text-underline-style="none" fo:font-weight="normal" officeooo:rsid="0db54d3a" style:font-weight-asian="normal" style:font-weight-complex="normal"/>
    </style:style>
    <style:style style:name="T434" style:family="text">
      <style:text-properties style:text-underline-style="none" fo:font-weight="normal" officeooo:rsid="0ea25c6b" style:font-weight-asian="normal" style:font-weight-complex="normal"/>
    </style:style>
    <style:style style:name="T435" style:family="text">
      <style:text-properties style:text-underline-style="none" fo:font-weight="normal" officeooo:rsid="0f1665fb" style:font-weight-asian="normal" style:font-weight-complex="normal"/>
    </style:style>
    <style:style style:name="T436" style:family="text">
      <style:text-properties style:text-underline-style="none" fo:font-weight="normal" officeooo:rsid="0f184456" style:font-weight-asian="normal" style:font-weight-complex="normal"/>
    </style:style>
    <style:style style:name="T437" style:family="text">
      <style:text-properties style:text-underline-style="none" fo:font-weight="normal" officeooo:rsid="0f19be6c" style:font-weight-asian="normal" style:font-weight-complex="normal"/>
    </style:style>
    <style:style style:name="T438" style:family="text">
      <style:text-properties style:text-underline-style="none" fo:font-weight="normal" officeooo:rsid="0f2d60ea" style:font-weight-asian="normal" style:font-weight-complex="normal"/>
    </style:style>
    <style:style style:name="T439" style:family="text">
      <style:text-properties style:text-underline-style="none" fo:font-weight="normal" officeooo:rsid="0b333eeb" style:font-weight-asian="normal" style:font-weight-complex="normal"/>
    </style:style>
    <style:style style:name="T440" style:family="text">
      <style:text-properties style:text-underline-style="none" fo:font-weight="normal" officeooo:rsid="0f0c56b4" style:font-weight-asian="normal" style:font-weight-complex="normal"/>
    </style:style>
    <style:style style:name="T441" style:family="text">
      <style:text-properties style:text-underline-style="none" fo:font-weight="normal" officeooo:rsid="0f0eb6c9" style:font-weight-asian="normal" style:font-weight-complex="normal"/>
    </style:style>
    <style:style style:name="T442" style:family="text">
      <style:text-properties style:text-underline-style="none" fo:font-weight="normal" officeooo:rsid="0f21063c" style:font-weight-asian="normal" style:font-weight-complex="normal"/>
    </style:style>
    <style:style style:name="T443" style:family="text">
      <style:text-properties officeooo:rsid="0b8ddee7"/>
    </style:style>
    <style:style style:name="T444" style:family="text">
      <style:text-properties officeooo:rsid="0d09e420"/>
    </style:style>
    <style:style style:name="T445" style:family="text">
      <style:text-properties officeooo:rsid="0dd83591"/>
    </style:style>
    <style:style style:name="T446" style:family="text">
      <style:text-properties officeooo:rsid="0eec9b02"/>
    </style:style>
    <style:style style:name="T44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48" style:family="text">
      <style:text-properties officeooo:rsid="0f639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439">T</text:span><text:span text:style-name="T440">he last two pages </text:span><text:span text:style-name="T441">cover </text:span><text:span text:style-name="T442">rules, but take a look around first.</text:span></text:p>
      <text:h text:style-name="Heading_20_2" text:outline-level="2">§ <text:span text:style-name="T448">Common </text:span>Resources</text:h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0">⌞</text:span><text:span text:style-name="T93">Think for the camera</text:span><text:span text:style-name="T90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2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299">2</text:span><text:span text:style-name="T238">.</text:span></text:p>
      <text:p text:style-name="P49"><text:span text:style-name="T238"/></text:p>
      <text:p text:style-name="P3"><text:span text:style-name="T445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71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72">could</text:span><text:span text:style-name="T435"> do </text:span><text:span text:style-name="T436">in your </text:span><text:span text:style-name="T437">world</text:span><text:span text:style-name="T435">, but </text:span><text:span text:style-name="T438">most </text:span><text:span text:style-name="T435">don’t know how.</text:span></text:p>
      <text:p text:style-name="P3"><text:span text:style-name="T435"/></text:p>
      <text:p text:style-name="P3"><text:span text:style-name="T435"/></text:p>
      <text:p text:style-name="P4"><text:span text:style-name="T404">Health</text:span> ►<text:span text:style-name="T4"> </text:span><text:span text:style-name="T8">Health </text:span><text:span text:style-name="T9">abstractly </text:span><text:span text:style-name="T109">represents </text:span><text:span text:style-name="T112">the integrity and functionality </text:span><text:span text:style-name="T117">o</text:span><text:span text:style-name="T112">f your body, </text:span><text:span text:style-name="T116">mind, </text:span><text:span text:style-name="T118">and spirit</text:span><text:span text:style-name="T109">. </text:span><text:span text:style-name="T4">When you’re weakened or injured, you </text:span><text:span text:style-name="T295">⌞</text:span><text:span text:style-name="T90">take harm⌝</text:span><text:span text:style-name="T109">, </text:span><text:span text:style-name="T115">which might cause you to lose health</text:span><text:span text:style-name="T109">. </text:span><text:span text:style-name="T111"><text:s/></text:span><text:span text:style-name="T113">W</text:span><text:span text:style-name="T109">hen you </text:span><text:span text:style-name="T113">erase</text:span><text:span text:style-name="T109"> your last </text:span><text:span text:style-name="T114">health</text:span><text:span text:style-name="T109">, </text:span><text:span text:style-name="T295">⌞</text:span><text:span text:style-name="T90">you die⌝</text:span><text:span text:style-name="T109">.</text:span></text:p>
      <text:p text:style-name="P50"/>
      <text:p text:style-name="P5"><text:span text:style-name="T236">● </text:span><text:span text:style-name="T238">1. </text:span><text:span text:style-name="T237">▢ ▢ ▢ <text:s/></text:span><text:span text:style-name="T239">(Human)</text:span></text:p>
      <text:p text:style-name="P6"><text:span text:style-name="T236">△ </text:span><text:span text:style-name="T239">2. </text:span><text:span text:style-name="T237">▢ ▢ ▢ <text:s/></text:span><text:span text:style-name="T239">(Superhuman)</text:span></text:p>
      <text:p text:style-name="P7"><text:span text:style-name="T236">△ </text:span><text:span text:style-name="T240">3</text:span><text:span text:style-name="T239">. </text:span><text:span text:style-name="T237">▢ ▢ ▢ <text:s/></text:span><text:span text:style-name="T239">(</text:span><text:span text:style-name="T240">Boss-tier</text:span><text:span text:style-name="T239">)</text:span></text:p>
      <text:p text:style-name="P7"><text:span text:style-name="T239"/></text:p>
      <text:p text:style-name="P8"><text:span text:style-name="T338">R</text:span><text:span text:style-name="T337">esist </text:span><text:span text:style-name="T237">▢ ▢ </text:span><text:span text:style-name="T337">► </text:span><text:span text:style-name="T234">When you </text:span><text:span text:style-name="T241">make a roll and </text:span><text:span text:style-name="T234">don’t like the complications the GM </text:span><text:span text:style-name="T241">describes</text:span><text:span text:style-name="T235">, </text:span><text:span text:style-name="T234">you can </text:span><text:span text:style-name="T295">⌞</text:span><text:span text:style-name="T389">resist consequences</text:span><text:span text:style-name="T237">⌝</text:span><text:span text:style-name="T234">.</text:span></text:p>
      <text:p text:style-name="P8"><text:span text:style-name="T234"/></text:p>
      <text:p text:style-name="P9"><text:span text:style-name="T341">XP</text:span><text:span text:style-name="T337"> </text:span><text:span text:style-name="T237">▢ ▢ ▢ ▢ ▢ ▢ ▢ ▢ </text:span><text:span text:style-name="T342">►</text:span><text:span text:style-name="T237"> </text:span><text:span text:style-name="T245">You get XP </text:span><text:span text:style-name="T287">mostly for good </text:span><text:span text:style-name="T290">storytelling</text:span><text:span text:style-name="T287">.</text:span><text:span text:style-name="T245"> </text:span><text:span text:style-name="T244">When you fill your last XP, </text:span><text:span text:style-name="T295">⌞</text:span><text:span text:style-name="T390">level up⌝</text:span><text:span text:style-name="T288">.</text:span></text:p>
      <text:h text:style-name="Heading_20_2" text:outline-level="2">§ <text:span text:style-name="T448">Common </text:span>Aptitudes</text:h>
      <text:p text:style-name="P29"><text:span text:style-name="T207">These are </text:span><text:span text:style-name="T212">exciting </text:span><text:span text:style-name="T214">things</text:span><text:span text:style-name="T213"> </text:span><text:span text:style-name="T207">that </text:span><text:span text:style-name="T211">many</text:span><text:span text:style-name="T207"> could </text:span><text:span text:style-name="T227">get good at. </text:span><text:span text:style-name="T228">They broadly cover most things, but no list can be perfect.</text:span></text:p>
      <text:p text:style-name="P29"><text:span text:style-name="T215"/></text:p>
      <text:p text:style-name="P30"><text:span text:style-name="T386">○ </text:span><text:span text:style-name="T387">Expression</text:span><text:span text:style-name="T379"> </text:span><text:span text:style-name="T386">○ ○ ○</text:span><text:span text:style-name="T380"> ►</text:span><text:span text:style-name="T208"> </text:span><text:span text:style-name="T233">C</text:span><text:span text:style-name="T228">reating, </text:span><text:span text:style-name="T229">interpreting,</text:span><text:span text:style-name="T228"> or performing </text:span><text:span text:style-name="T231">representations of emotion or intellect</text:span><text:span text:style-name="T230">.</text:span></text:p>
      <text:p text:style-name="P30"><text:span text:style-name="T230"/></text:p>
      <text:p text:style-name="P31"><text:span text:style-name="T378">○ </text:span><text:span text:style-name="T385">Operation</text:span><text:span text:style-name="T379"> </text:span><text:span text:style-name="T378">○ ○ ○</text:span><text:span text:style-name="T380"> ►</text:span><text:span text:style-name="T207"> </text:span><text:span text:style-name="T225">R</text:span><text:span text:style-name="T216">un</text:span><text:span text:style-name="T218">ning</text:span><text:span text:style-name="T216">, pilot</text:span><text:span text:style-name="T218">ing</text:span><text:span text:style-name="T216">, or command</text:span><text:span text:style-name="T218">ing</text:span><text:span text:style-name="T216"> subtle or intricate </text:span><text:span text:style-name="T220">mechanisms</text:span><text:span text:style-name="T216"> to reap maximum performance.</text:span></text:p>
      <text:p text:style-name="P31"><text:span text:style-name="T216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02"> Wrangling and managing minutiae—nothing slips through the cracks.</text:span></text:p>
      <text:p text:style-name="P35"/>
      <text:p text:style-name="P41"><text:span text:style-name="T105">○ </text:span><text:span text:style-name="T107">Nurturing</text:span><text:span text:style-name="T108"> </text:span><text:span text:style-name="T105">○ ○ ○ ►</text:span><text:span text:style-name="T109"> </text:span><text:span text:style-name="T139">P</text:span><text:span text:style-name="T121">rovid</text:span><text:span text:style-name="T126">ing</text:span><text:span text:style-name="T121"> just the right</text:span><text:span text:style-name="T120"> </text:span><text:span text:style-name="T124">encouragement, </text:span><text:span text:style-name="T120">support, </text:span><text:span text:style-name="T140">shelter</text:span><text:span text:style-name="T120">, or kick in the ass.</text:span></text:p>
      <text:p text:style-name="P41"><text:span text:style-name="T120"/></text:p>
      <text:p text:style-name="P31"><text:span text:style-name="T380">○ </text:span><text:span text:style-name="T384">Fighting</text:span><text:span text:style-name="T379"> </text:span><text:span text:style-name="T380">○ ○ ○ ►</text:span><text:span text:style-name="T208"> </text:span><text:span text:style-name="T226">C</text:span><text:span text:style-name="T222">oordinating, </text:span><text:span text:style-name="T221">applying, and resisting purposeful </text:span><text:span text:style-name="T223">violence or force with </text:span><text:span text:style-name="T224">scary familiarity.</text:span></text:p>
      <text:p text:style-name="P31"><text:span text:style-name="T224"/></text:p>
      <text:p text:style-name="P31"><text:span text:style-name="T380">○ </text:span><text:span text:style-name="T381">Athletics</text:span><text:span text:style-name="T379"> </text:span><text:span text:style-name="T380">○ ○ ○ ►</text:span><text:span text:style-name="T208"> </text:span><text:span text:style-name="T226">P</text:span><text:span text:style-name="T209">ush</text:span><text:span text:style-name="T219">ing</text:span><text:span text:style-name="T209"> yourself to the limit as you exert your body.</text:span></text:p>
      <text:p text:style-name="P31"><text:span text:style-name="T209"/></text:p>
      <text:p text:style-name="P51"><text:span text:style-name="T380">○ </text:span><text:span text:style-name="T382">Research </text:span><text:span text:style-name="T380">○ ○ ○ ►</text:span><text:span text:style-name="T175"> </text:span><text:span text:style-name="T187">D</text:span><text:span text:style-name="T179">iscover</text:span><text:span text:style-name="T181">ing</text:span><text:span text:style-name="T179">, </text:span><text:span text:style-name="T178">examin</text:span><text:span text:style-name="T181">ing</text:span><text:span text:style-name="T177">, </text:span><text:span text:style-name="T178">and analyz</text:span><text:span text:style-name="T181">ing</text:span><text:span text:style-name="T178"> </text:span><text:span text:style-name="T177">knowledge </text:span><text:span text:style-name="T180">that others would overlook.</text:span></text:p>
      <text:p text:style-name="P51"><text:span text:style-name="T180"/></text:p>
      <text:p text:style-name="P10"><text:span text:style-name="T208">○ </text:span><text:span text:style-name="T217">Engineering</text:span><text:span text:style-name="T210"> </text:span><text:span text:style-name="T208">○ ○ ○ ►</text:span><text:span text:style-name="T175"> </text:span><text:span text:style-name="T187">A</text:span><text:span text:style-name="T251">pply</text:span><text:span text:style-name="T253">ing</text:span><text:span text:style-name="T251"> knowledge and artifice to synthesize </text:span><text:span text:style-name="T274">novel</text:span><text:span text:style-name="T254"> </text:span><text:span text:style-name="T251">techniques </text:span><text:span text:style-name="T252">and</text:span><text:span text:style-name="T251"> artifacts.</text:span></text:p>
      <text:p text:style-name="P10"><text:span text:style-name="T251"/></text:p>
      <text:p text:style-name="P11"><text:span text:style-name="T339">○ </text:span><text:span text:style-name="T345">Relations</text:span><text:span text:style-name="T340"> </text:span><text:span text:style-name="T339">○ ○ ○ ►</text:span><text:span text:style-name="T236"> </text:span><text:span text:style-name="T296">M</text:span><text:span text:style-name="T281">anipulating</text:span><text:span text:style-name="T246">,</text:span><text:span text:style-name="T255"> </text:span><text:span text:style-name="T257">negotiating, </text:span><text:span text:style-name="T280">or navigating</text:span><text:span text:style-name="T246"> </text:span><text:span text:style-name="T336">interpersonal</text:span><text:span text:style-name="T282"> relationship</text:span><text:span text:style-name="T336">s</text:span><text:span text:style-name="T248"> </text:span><text:span text:style-name="T246">with </text:span><text:span text:style-name="T285">deep </text:span><text:span text:style-name="T283">empathy</text:span><text:span text:style-name="T249"> </text:span><text:span text:style-name="T246">and </text:span><text:span text:style-name="T284">insight</text:span><text:span text:style-name="T246">—</text:span><text:span text:style-name="T267">we</text:span><text:span text:style-name="T266"> get it, you fuck.</text:span></text:p>
      <text:p text:style-name="P11"><text:span text:style-name="T266"/></text:p>
      <text:p text:style-name="P12"><text:span text:style-name="T339">○ </text:span><text:span text:style-name="T343">Shady Shit </text:span><text:span text:style-name="T339">○ ○ ○ ►</text:span><text:span text:style-name="T236"> </text:span><text:span text:style-name="T296">P</text:span><text:span text:style-name="T242">ractic</text:span><text:span text:style-name="T255">ing</text:span><text:span text:style-name="T242"> the </text:span><text:span text:style-name="T257">secret</text:span><text:span text:style-name="T250"> </text:span><text:span text:style-name="T242">tricks of the trade for those who </text:span><text:span text:style-name="T243">lurk </text:span><text:span text:style-name="T247">beyond the edge of polite society</text:span><text:span text:style-name="T242">.</text:span></text:p>
      <text:p text:style-name="P12"><text:span text:style-name="T242"/></text:p>
      <text:p text:style-name="P13"><text:span text:style-name="T339">○ </text:span><text:span text:style-name="T348">🗣</text:span><text:span text:style-name="T344">Spooky </text:span><text:span text:style-name="T343">Shit </text:span><text:span text:style-name="T339">○ ○ ○ ►</text:span><text:span text:style-name="T236"> </text:span><text:span text:style-name="T296">I</text:span><text:span text:style-name="T256">nteracting with the weird, esoteric, and uncanny on its own terms—</text:span><text:span text:style-name="T297">or at least you think so.</text:span></text:p>
      <text:p text:style-name="P13"><text:span text:style-name="T297"/></text:p>
      <text:p text:style-name="P14"><text:span text:style-name="T339">○ </text:span><text:span text:style-name="T348">🗣</text:span><text:span text:style-name="T346">Profession</text:span><text:span text:style-name="T347">al Skills</text:span><text:span text:style-name="T340"> </text:span><text:span text:style-name="T339">○ ○ ○ ►</text:span><text:span text:style-name="T236"> </text:span><text:span text:style-name="T296">A</text:span><text:span text:style-name="T268">pplying </text:span><text:span text:style-name="T270">the </text:span><text:span text:style-name="T291">educated</text:span><text:span text:style-name="T273">, </text:span><text:span text:style-name="T289">practiced, or </text:span><text:span text:style-name="T292">specialized</text:span><text:span text:style-name="T273"> </text:span><text:span text:style-name="T269">knowledge and skills </text:span><text:span text:style-name="T270">of </text:span><text:span text:style-name="T289">your</text:span><text:span text:style-name="T272"> </text:span><text:span text:style-name="T294">trade or </text:span><text:span text:style-name="T293">p</text:span><text:span text:style-name="T289">rofession</text:span><text:span text:style-name="T271">.</text:span></text:p>
      <text:p text:style-name="P14"><text:span text:style-name="T271"/></text:p>
      <text:h text:style-name="Heading_20_2" text:outline-level="2"><text:span text:style-name="T444">§ Story</text:span> Moves</text:h>
      <text:p text:style-name="P52"><text:span text:style-name="T236">“</text:span><text:span text:style-name="T275">Someone” means </text:span><text:span text:style-name="T279">a person or </text:span><text:span text:style-name="T275">anything animate. “</text:span><text:span text:style-name="T277">Something” means </text:span><text:span text:style-name="T286">anything</text:span><text:span text:style-name="T278"> </text:span><text:span text:style-name="T277">inanimate.</text:span></text:p>
      <text:p text:style-name="P36"/>
      <text:p text:style-name="P53"><text:span text:style-name="T393">Fuck ‘em up</text:span><text:span text:style-name="T383"> ►</text:span><text:span text:style-name="T182"> </text:span><text:span text:style-name="T183">You want </text:span><text:span text:style-name="T201">someone to get injured or maybe die</text:span><text:span text:style-name="T183">, </text:span><text:span text:style-name="T184">so y</text:span><text:span text:style-name="T176">ou </text:span><text:span text:style-name="T186">make</text:span><text:span text:style-name="T185"> it happen.</text:span></text:p>
      <text:p text:style-name="P53"><text:span text:style-name="T298"/></text:p>
      <text:p text:style-name="P79"><text:span text:style-name="T394">Compel compliance</text:span><text:span text:style-name="T353"> ► </text:span><text:span text:style-name="T258">You want </text:span><text:span text:style-name="T276">someone</text:span><text:span text:style-name="T258"> </text:span><text:span text:style-name="T262">to </text:span><text:span text:style-name="T258">do </text:span><text:span text:style-name="T265">your will</text:span><text:span text:style-name="T258">, so you </text:span><text:span text:style-name="T264">direct, </text:span><text:span text:style-name="T263">entice, </text:span><text:span text:style-name="T259">coerce, </text:span><text:span text:style-name="T260">or force </text:span><text:span text:style-name="T261">them</text:span><text:span text:style-name="T258">.</text:span></text:p>
      <text:p text:style-name="P79"><text:span text:style-name="T258"/></text:p>
      <text:p text:style-name="P80"><text:span text:style-name="T99">Make it chooch</text:span><text:span text:style-name="T106"> ►</text:span><text:span text:style-name="T110"> </text:span><text:span text:style-name="T128">You want a </text:span><text:span text:style-name="T123">broken, </text:span><text:span text:style-name="T125">unreliable,</text:span><text:span text:style-name="T123"> </text:span><text:span text:style-name="T122">or unfamiliar </text:span><text:span text:style-name="T134">mechanism or </text:span><text:span text:style-name="T110">artifact </text:span><text:span text:style-name="T130">to</text:span><text:span text:style-name="T110"> do </text:span><text:span text:style-name="T128">something useful</text:span><text:span text:style-name="T110">, </text:span><text:span text:style-name="T128">so you </text:span><text:span text:style-name="T131">roll up your sleeves </text:span><text:span text:style-name="T133">and</text:span><text:span text:style-name="T131"> </text:span><text:span text:style-name="T128">get to </text:span><text:span text:style-name="T129">work</text:span><text:span text:style-name="T132">.</text:span></text:p>
      <text:p text:style-name="P80"><text:span text:style-name="T132"/></text:p>
      <text:p text:style-name="P42"><text:span text:style-name="T96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2"><text:span text:style-name="T50"/></text:p>
      <text:p text:style-name="P43"><text:span text:style-name="T100">Get out the way</text:span> ►<text:span text:style-name="T4"> </text:span><text:span text:style-name="T51">You don’t want to </text:span><text:span text:style-name="T92">⌞</text:span><text:span text:style-name="T91">take harm⌝</text:span><text:span text:style-name="T127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3"><text:span text:style-name="T6"/></text:p>
      <text:p text:style-name="P45"><text:span text:style-name="T101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45"><text:span text:style-name="T40"/></text:p>
      <text:p text:style-name="P47"><text:span text:style-name="T96">Medic!</text:span> ►<text:span text:style-name="T4"> </text:span><text:span text:style-name="T135">You want to stabilize </text:span><text:span text:style-name="T136">or improve </text:span><text:span text:style-name="T135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7"><text:span text:style-name="T4"/></text:p>
      <text:p text:style-name="P44"><text:span text:style-name="T96">Scope </text:span><text:span text:style-name="T102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4"><text:span text:style-name="T7"/></text:p>
      <text:p text:style-name="P48"><text:span text:style-name="T96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8"><text:span text:style-name="T62"/></text:p>
      <text:p text:style-name="P46"><text:span text:style-name="T103">Schmooze ‘em</text:span><text:span text:style-name="T403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6"><text:span text:style-name="T55"/></text:p>
      <text:p text:style-name="P81"><text:span text:style-name="T96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81"><text:span text:style-name="T4"/></text:p>
      <text:p text:style-name="P82"><text:span text:style-name="T392">Go dark</text:span><text:span text:style-name="T378"> ►</text:span><text:span text:style-name="T174"> </text:span><text:span text:style-name="T188">You want to avoid the consequences of discovery or detection, </text:span><text:span text:style-name="T189">so you take precautions or </text:span><text:span text:style-name="T190">special </text:span><text:span text:style-name="T189">care.</text:span></text:p>
      <text:p text:style-name="P82"><text:span text:style-name="T189"/></text:p>
      <text:h text:style-name="P90" text:outline-level="2"><text:span text:style-name="T446">§ Common </text:span>Moves</text:h>
      <text:p text:style-name="P15"><text:span text:style-name="T96">Resist consequences</text:span> ►<text:span text:style-name="T4"> </text:span><text:span text:style-name="T71">If y</text:span><text:span text:style-name="T300">ou don’t like the consequences or complications the GM </text:span><text:span text:style-name="T301">describes</text:span><text:span text:style-name="T300"> </text:span><text:span text:style-name="T302">when you </text:span><text:span text:style-name="T349">🡖🡓</text:span><text:span text:style-name="T235"> </text:span><text:span text:style-name="T303">on a </text:span><text:span text:style-name="T295">⌞</text:span><text:span text:style-name="T303">story move⌝,</text:span><text:span text:style-name="T235"> </text:span><text:span text:style-name="T241">speak up and </text:span><text:span text:style-name="T350">s</text:span><text:span text:style-name="T351">pend 1 Resist</text:span><text:span text:style-name="T304"> to </text:span><text:span text:style-name="T305">insist they invent something less drastic </text:span><text:span text:style-name="T306">instead. </text:span><text:span text:style-name="T307">This isn’t the same as </text:span><text:span text:style-name="T295">⌞</text:span><text:span text:style-name="T391">dispute fiction⌝</text:span><text:span text:style-name="T307">; resist consequences whenever you think it’s </text:span><text:span text:style-name="T308">advantageous</text:span><text:span text:style-name="T307"> </text:span><text:span text:style-name="T309">in-game.</text:span></text:p>
      <text:p text:style-name="P15"><text:span text:style-name="T309"/></text:p>
      <text:p text:style-name="P16"><text:span text:style-name="T97">Buy </text:span><text:span text:style-name="T96">Resist</text:span> ►<text:span text:style-name="T4"> </text:span><text:span text:style-name="T80">Any time you make a </text:span><text:span text:style-name="T295">⌞</text:span><text:span text:style-name="T137">story move⌝ and</text:span><text:span text:style-name="T80"> </text:span><text:span text:style-name="T232">🡕</text:span><text:span text:style-name="T349">🡒</text:span><text:span text:style-name="T235">, </text:span><text:span text:style-name="T310">you </text:span><text:span text:style-name="T311">can </text:span><text:span text:style-name="T310">announce that you wish to convert it to </text:span><text:span text:style-name="T349">🡖</text:span><text:span text:style-name="T235"> </text:span><text:span text:style-name="T310">and restore 1 Resist. </text:span><text:span text:style-name="T334">The GM has veto, but you </text:span><text:span text:style-name="T335">should suggest the</text:span><text:span text:style-name="T334"> complication or cost.</text:span></text:p>
      <text:p text:style-name="P16"><text:span text:style-name="T310"/></text:p>
      <text:p text:style-name="P89"><text:span text:style-name="T395">Lead the group</text:span><text:span text:style-name="T405"> ► </text:span><text:span text:style-name="T148">Spend 1 Resist. </text:span><text:span text:style-name="T422">Y</text:span><text:span text:style-name="T421">ou lead </text:span><text:span text:style-name="T423">others </text:span><text:span text:style-name="T421">in a </text:span><text:span text:style-name="T354">⌞</text:span><text:span text:style-name="T148">story move⌝ </text:span><text:span text:style-name="T150">where you’ll succeed or fail as a group</text:span><text:span text:style-name="T148">. </text:span><text:span text:style-name="T149">You r</text:span><text:span text:style-name="T148">oll the move as normal</text:span><text:span text:style-name="T164"> </text:span><text:span text:style-name="T149">and everyone canonically shares your result</text:span><text:span text:style-name="T148">. </text:span><text:span text:style-name="T154">Before you continue the story, use your result from the story move below:</text:span></text:p>
      <text:p text:style-name="P39"/>
      <text:p text:style-name="P83"><text:span text:style-name="T376">🡕</text:span><text:span text:style-name="T355"> You restore 1 Resist </text:span><text:span text:style-name="T356">and continue the story.</text:span></text:p>
      <text:p text:style-name="P85"><text:span text:style-name="T376">🡒🡖</text:span><text:span text:style-name="T357"> </text:span><text:span text:style-name="T358">E</text:span><text:span text:style-name="T359">veryone else rolls the same story move. </text:span><text:span text:style-name="T360">T</text:span><text:span text:style-name="T359">hey are free to describe </text:span><text:span text:style-name="T360">their actions </text:span><text:span text:style-name="T359">individually, </text:span><text:span text:style-name="T361">along with </text:span><text:span text:style-name="T359">what </text:span><text:span text:style-name="T362">aptitudes</text:span><text:span text:style-name="T359"> they’re </text:span><text:span text:style-name="T362">exercising</text:span><text:span text:style-name="T359">. </text:span><text:span text:style-name="T363">Their results don’t change the </text:span><text:span text:style-name="T364">story</text:span><text:span text:style-name="T363">, but i</text:span><text:span text:style-name="T359">f everyone </text:span><text:span text:style-name="T376">🡕🡒🡖</text:span><text:span text:style-name="T447">,</text:span><text:span text:style-name="T365"> </text:span><text:span text:style-name="T359">you </text:span><text:span text:style-name="T366">restore</text:span><text:span text:style-name="T359"> 1 Resist </text:span><text:span text:style-name="T374">before continuing </text:span><text:span text:style-name="T375">the story.</text:span></text:p>
      <text:p text:style-name="P84"/>
      <text:p text:style-name="P57">Grit your teeth<text:span text:style-name="T109"> </text:span><text:span text:style-name="T155">► </text:span><text:span text:style-name="T147">In order to resist or overcome some overwhelming feeling or compulsion, you summon all of your willpower and determination.</text:span></text:p>
      <text:p text:style-name="P57"><text:span text:style-name="T147"/></text:p>
      <text:p text:style-name="P58"><text:span text:style-name="T161">When you make this move, decide with the GM on </text:span><text:span text:style-name="T162">how much the feeling or compulsion resonates with your Concept and Drives</text:span><text:span text:style-name="T159">:</text:span></text:p>
      <text:list xml:id="list2224110111" text:style-name="L6">
        <text:list-item>
          <text:p text:style-name="P76"><text:span text:style-name="T165">⊞−</text:span><text:span text:style-name="T167">1 </text:span><text:span text:style-name="T163">if it reinforces your concept.</text:span></text:p>
        </text:list-item>
        <text:list-item>
          <text:p text:style-name="P72"><text:span text:style-name="T165">⊞</text:span><text:span text:style-name="T168">+0</text:span><text:span text:style-name="T163"> if it has nothing to do with your concept.</text:span></text:p>
        </text:list-item>
        <text:list-item>
          <text:p text:style-name="P72"><text:span text:style-name="T165">⊞</text:span><text:span text:style-name="T168">+1</text:span><text:span text:style-name="T163"> if it opposes your concept.</text:span></text:p>
        </text:list-item>
      </text:list>
      <text:p text:style-name="P58"><text:span text:style-name="T156"/></text:p>
      <text:p text:style-name="P75"><text:span text:style-name="T207">🡕</text:span><text:span text:style-name="T174"> </text:span><text:span text:style-name="T203">You resist or overcome the feeling/compulsion, and you get 1XP.</text:span></text:p>
      <text:p text:style-name="P88"><text:span text:style-name="T388">🡒</text:span><text:span text:style-name="T202"> </text:span><text:span text:style-name="T204">You resist or overcome the feeling/compulsion.</text:span></text:p>
      <text:p text:style-name="P71"><text:span text:style-name="T207">🡖</text:span><text:span text:style-name="T174"> </text:span><text:span text:style-name="T205">You suppress the feeling/compulsion, but it’s still there. </text:span><text:span text:style-name="T206">Choose a related</text:span><text:span text:style-name="T205"> ⌞status⌝ </text:span><text:span text:style-name="T206">to keep </text:span><text:span text:style-name="T205">for the rest of the scene.</text:span></text:p>
      <text:p text:style-name="P66"><text:span text:style-name="T166">🡓</text:span><text:span text:style-name="T157"> </text:span><text:span text:style-name="T158">You </text:span><text:span text:style-name="T160">spend 1 Resist </text:span><text:span text:style-name="T169">or</text:span><text:span text:style-name="T158"> succumb to the feeling/compulsion.</text:span></text:p>
      <text:p text:style-name="P77"><text:span text:style-name="T96">Take harm</text:span> ► <text:span text:style-name="T81">You take </text:span><text:span text:style-name="T295">⌞</text:span><text:span text:style-name="T138">harm</text:span><text:span text:style-name="T312">⌝</text:span><text:span text:style-name="T81"> when you’re injured or hurt in some way (or if a move says so). </text:span><text:span text:style-name="T313">Unless a move says specifically how much harm </text:span><text:span text:style-name="T314">you take</text:span><text:span text:style-name="T313">, </text:span><text:span text:style-name="T315">use the </text:span><text:span text:style-name="T316">harm scale </text:span><text:span text:style-name="T312">in the Meta playbook.</text:span></text:p>
      <text:p text:style-name="P37"/>
      <text:p text:style-name="P17"><text:span text:style-name="T312">W</text:span><text:span text:style-name="T234">hen you take harm, </text:span><text:span text:style-name="T317">take these steps:</text:span></text:p>
      <text:p text:style-name="P38"/>
      <text:list xml:id="list3092255436" text:style-name="L1">
        <text:list-item>
          <text:p text:style-name="P73"><text:span text:style-name="T234">Make any moves you </text:span><text:span text:style-name="T377">can</text:span><text:span text:style-name="T234"> make.</text:span></text:p>
        </text:list-item>
        <text:list-item>
          <text:p text:style-name="P59"><text:span text:style-name="T234">Make any moves you </text:span><text:span text:style-name="T377">must</text:span><text:span text:style-name="T234"> make.</text:span></text:p>
        </text:list-item>
        <text:list-item>
          <text:p text:style-name="P64"><text:span text:style-name="T317">Decide </text:span><text:span text:style-name="T318">if you have ⌞armor⌝ that </text:span><text:span text:style-name="T319">applies</text:span><text:span text:style-name="T318">.</text:span></text:p>
        </text:list-item>
        <text:list-item>
          <text:p text:style-name="P60"><text:span text:style-name="T320">If </text:span><text:span text:style-name="T321">now</text:span><text:span text:style-name="T322"> ⌊harm</text:span><text:span text:style-name="T323"> </text:span><text:span text:style-name="T320">≤ 0⌋, </text:span><text:span text:style-name="T324">this move is over. </text:span><text:span text:style-name="T325">Otherwise continue.</text:span></text:p>
        </text:list-item>
        <text:list-item>
          <text:p text:style-name="P61"><text:span text:style-name="T324">T</text:span><text:span text:style-name="T234">ell the GM how much harm you’re taking. They’ll roll </text:span><text:span text:style-name="T326">some dice </text:span><text:span text:style-name="T234">and </text:span><text:span text:style-name="T327">say </text:span><text:span text:style-name="T234">if </text:span><text:span text:style-name="T328">anything changes.</text:span></text:p>
        </text:list-item>
        <text:list-item>
          <text:p text:style-name="P65">Write down any status you may have gotten.</text:p>
        </text:list-item>
        <text:list-item>
          <text:p text:style-name="P65">Lose 1 health for each harm.</text:p>
        </text:list-item>
        <text:list-item>
          <text:p text:style-name="P62"><text:span text:style-name="T234">If you have 0 health, ⌞</text:span><text:span text:style-name="T389">you die⌝</text:span><text:span text:style-name="T234"> </text:span><text:span text:style-name="T329">and this </text:span><text:span text:style-name="T330">move is over.</text:span></text:p>
        </text:list-item>
        <text:list-item>
          <text:p text:style-name="P63"><text:span text:style-name="T234">Make any moves you </text:span><text:span text:style-name="T377">must</text:span><text:span text:style-name="T234"> make when you lose health (vs take harm).</text:span></text:p>
          <text:p text:style-name="P86"><text:span text:style-name="T234"/></text:p>
        </text:list-item>
      </text:list>
      <text:p text:style-name="P54"><text:span text:style-name="T352">A</text:span><text:span text:style-name="T337">rmor ►</text:span><text:span text:style-name="T234"> Armor is </text:span><text:span text:style-name="T331">worn</text:span><text:span text:style-name="T234"> to protect you from </text:span><text:span text:style-name="T295">⌞</text:span><text:span text:style-name="T234">harm⌝. </text:span><text:span text:style-name="T331">Armor has a rating in the range 1-3. </text:span><text:span text:style-name="T332">If it would make sense for your armor to protect you from the kind of harm you’re taking, reduce the harm by the armor’s rating.</text:span></text:p>
      <text:p text:style-name="P40"/>
      <text:p text:style-name="P18"><text:span text:style-name="T367">When determining the rating of armor, look at the </text:span><text:span text:style-name="T368">harm </text:span><text:span text:style-name="T367">scale and decide what </text:span><text:span text:style-name="T369">severity</text:span><text:span text:style-name="T370"> </text:span><text:span text:style-name="T367">of injury the armor would protect you from.</text:span></text:p>
      <text:p text:style-name="P18"><text:span text:style-name="T367"/></text:p>
      <text:p text:style-name="P19"><text:span text:style-name="T96">You die</text:span> ► <text:span text:style-name="T4">You’ve lost your last </text:span><text:span text:style-name="T295">⌞</text:span><text:span text:style-name="T4">health⌝ or a move says </text:span><text:span text:style-name="T119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54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8"><text:span text:style-name="T104">Recuperate health</text:span><text:span text:style-name="T98"> ►</text:span><text:span text:style-name="T141"> </text:span><text:span text:style-name="T142">If you don’t have access to accelerated healing, you can heal naturally by resting and recuperating. It takes 1 month of limited exertion to heal 1 health. </text:span><text:span text:style-name="T145">Any time</text:span><text:span text:style-name="T142"> you engage in </text:span><text:span text:style-name="T146">an</text:span><text:span text:style-name="T142"> activity that would strain or exert the injured part of your body, </text:span><text:span text:style-name="T143">you </text:span><text:span text:style-name="T144">make no </text:span><text:span text:style-name="T143">progress </text:span><text:span text:style-name="T144">healing </text:span><text:span text:style-name="T143">that week</text:span><text:span text:style-name="T142">. If you <text:s/></text:span><text:span text:style-name="T94">⌞take harm⌝</text:span><text:span text:style-name="T142">, start over.</text:span></text:p>
      <text:p text:style-name="P25"><text:span text:style-name="T98"/></text:p>
      <text:p text:style-name="P24"><text:span text:style-name="T98">Earn </text:span><text:span text:style-name="T96">XP</text:span> ►<text:span text:style-name="T4"> </text:span><text:span text:style-name="T26">When you finish a play session</text:span><text:span text:style-name="T406">, </text:span><text:span text:style-name="T407">it’s time to </text:span><text:span text:style-name="T415">decide</text:span><text:span text:style-name="T407"> what ⌞XP⌝ you’ve earned</text:span><text:span text:style-name="T413">. </text:span><text:span text:style-name="T407">Talk as a group about this: maybe they remember something you forgot. </text:span><text:span text:style-name="T408">Ultimately, though, it’s up to you.</text:span></text:p>
      <text:p text:style-name="P55"/>
      <text:p text:style-name="P26"><text:span text:style-name="T408">Y</text:span><text:span text:style-name="T405">ou get 1 XP for each item </text:span><text:span text:style-name="T418">below that</text:span><text:span text:style-name="T405"> you </text:span><text:span text:style-name="T414">(not the GM) </text:span><text:span text:style-name="T405">think is true for this play session. </text:span><text:span text:style-name="T419">Y</text:span><text:span text:style-name="T418">ou can only take </text:span><text:span text:style-name="T419">each item </text:span><text:span text:style-name="T418">once, even if you did the thing multiple times in the session.</text:span></text:p>
      <text:p text:style-name="P56"/>
      <text:list xml:id="list2933924489" text:style-name="L2">
        <text:list-item>
          <text:p text:style-name="P74"><text:span text:style-name="T424">A</text:span><text:span text:style-name="T405">t no point did </text:span><text:span text:style-name="T95">⌞you die⌝</text:span><text:span text:style-name="T147">.</text:span></text:p>
        </text:list-item>
        <text:list-item>
          <text:p text:style-name="P67"><text:span text:style-name="T424">Y</text:span><text:span text:style-name="T405">ou made a particularly badass </text:span><text:span text:style-name="T427">or clutch</text:span><text:span text:style-name="T405"> </text:span><text:span text:style-name="T147">⌞</text:span><text:span text:style-name="T152">story move⌝</text:span><text:span text:style-name="T405"> that </text:span><text:span text:style-name="T412">reinforced your</text:span><text:span text:style-name="T409"> Concept.</text:span></text:p>
        </text:list-item>
        <text:list-item>
          <text:p text:style-name="P68"><text:span text:style-name="T424">Y</text:span><text:span text:style-name="T405">ou </text:span><text:span text:style-name="T411">suffered</text:span><text:span text:style-name="T405"> a particularly painful (or hilarious) blunder </text:span><text:span text:style-name="T416">as a result of</text:span><text:span text:style-name="T405"> </text:span><text:span text:style-name="T410">playing to your Concept—</text:span><text:span text:style-name="T425">this </text:span><text:span text:style-name="T170">doesn’t</text:span><text:span text:style-name="T425"> have to be a </text:span><text:span text:style-name="T426">failed roll.</text:span></text:p>
        </text:list-item>
        <text:list-item>
          <text:p text:style-name="P69"><text:span text:style-name="T424">Y</text:span><text:span text:style-name="T405">ou </text:span><text:span text:style-name="T417">made </text:span><text:span text:style-name="T434">a </text:span><text:span text:style-name="T153">⌞</text:span><text:span text:style-name="T151">story move⌝ </text:span><text:span text:style-name="T417">to pursue</text:span><text:span text:style-name="T405"> </text:span><text:span text:style-name="T420">a </text:span><text:span text:style-name="T405">Drive.</text:span></text:p>
        </text:list-item>
        <text:list-item>
          <text:p text:style-name="P70"><text:span text:style-name="T405">You offer the GM </text:span><text:span text:style-name="T430">honest-</text:span><text:span text:style-name="T429">but-</text:span><text:span text:style-name="T431">g</text:span><text:span text:style-name="T405">entle constructive </text:span><text:span text:style-name="T433">feedback </text:span><text:span text:style-name="T405">when the</text:span><text:span text:style-name="T428">y do </text:span><text:span text:style-name="T432">GM </text:span><text:span text:style-name="T405">XP.</text:span></text:p>
          <text:p text:style-name="P87"><text:span text:style-name="T405"/></text:p>
        </text:list-item>
      </text:list>
      <text:p text:style-name="P23"><text:span text:style-name="T98">Level up</text:span><text:span text:style-name="T443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191">ill </text:span><text:span text:style-name="T192">a </text:span><text:span text:style-name="T175">○ </text:span><text:span text:style-name="T193">in your playbook—</text:span><text:span text:style-name="T194">y</text:span><text:span text:style-name="T195">ou must fulfill all other criteria to buy the item.</text:span><text:span text:style-name="T333"> </text:span></text:p>
      <text:p text:style-name="P23"><text:span text:style-name="T348">🗣 </text:span><text:span text:style-name="T396">Instead</text:span><text:span text:style-name="T196"> of </text:span><text:span text:style-name="T197">buy</text:span><text:span text:style-name="T198">ing </text:span><text:span text:style-name="T199">a </text:span><text:span text:style-name="T175">○</text:span><text:span text:style-name="T196">, </text:span><text:span text:style-name="T200">the GM </text:span><text:span text:style-name="T397">might let you buy </text:span><text:span text:style-name="T398">or remove a permanent </text:span><text:span text:style-name="T354">⌞</text:span><text:span text:style-name="T398">status⌝</text:span><text:span text:style-name="T399">. </text:span><text:span text:style-name="T400">You </text:span><text:span text:style-name="T401">probably </text:span><text:span text:style-name="T400">can’t </text:span><text:span text:style-name="T401">buy a </text:span><text:span text:style-name="T371">△, </text:span><text:span text:style-name="T372">but you could ask </text:span><text:span text:style-name="T373">anyway.</text:span></text:p>
      <text:p text:style-name="P22"><text:span text:style-name="T3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09:57:08.286192808</dc:date>
    <meta:editing-duration>P14DT21H38M35S</meta:editing-duration>
    <meta:editing-cycles>3525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83" meta:word-count="1599" meta:character-count="8595" meta:non-whitespace-character-count="7096"/>
  </office:meta>
</office:document-meta>
</file>